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Client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ttyWebSocketClient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ttyWebSocketClient.executeInternal( WebSocketHandler wsHandler , HttpHeaders headers , final URI uri , List &lt; String &gt; protocols , List &lt; WebSocketExtension &gt; extensions , Map &lt; String , Object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ettyWebSocketClient.setTaskExecutor( @ Nullable Async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Jetty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Client.JettyWebSocketClient( WebSocket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